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Integer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Codec.deserialze( DefaultJSONParser parser , Type clazz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Codec.write( JSONSerializer serializer , Object object , Object fieldName , Type fieldType , int featur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igIntegerCodec.deserialze( DefaultJSONParser pars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